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17a" officeooo:paragraph-rsid="0008517a"/>
    </style:style>
    <style:style style:name="P2" style:family="paragraph" style:parent-style-name="Standard">
      <style:text-properties fo:font-variant="normal" fo:text-transform="none" fo:color="#222222" style:font-name="Arial" fo:font-size="12pt" fo:letter-spacing="normal" fo:font-style="normal" fo:font-weight="normal" officeooo:rsid="0008517a" officeooo:paragraph-rsid="000851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Brief Profile:</text:p>
      <text:p text:style-name="P1"/>
      <text:p text:style-name="P1"/>
      <text:p text:style-name="P2">Chandresh Kumar Maurya is working as an assistant professor in the CSE dept. of IIT Indore since July 2020. Before that, he worked as an assistant professor at NIT Delhi and ELTE University, Budapest Hungary. He did his from PhD from the Indian Institute of Technology, Roorkee, India in 2016. He completed his Master’s degree from JNU, New Delhi in 2012, and a Bachelor’s degree from BIET Jhansi in 2010. He is the recipient of the Prime Minister’s Fellowship for Doctoral Research, awarded by the Confederation of Indian Industries and Robert Bosch, Bangalore. He won the Best Poster paper award at Xerox Research Center India (XRCI Open 2016) and Interned at Microsoft India (R&amp;D), Bangalore, and Research &amp; Technology Center (RTC), Robert Bosch, Bangalore, India in 2014. He is serving as PC member of renowned conferences such as AAAI and journals such as IEEE transaction on A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7T13:11:12.615996185</meta:creation-date>
    <dc:date>2021-01-27T13:13:45.523766102</dc:date>
    <meta:editing-duration>PT2M33S</meta:editing-duration>
    <meta:editing-cycles>1</meta:editing-cycles>
    <meta:document-statistic meta:table-count="0" meta:image-count="0" meta:object-count="0" meta:page-count="1" meta:paragraph-count="2" meta:word-count="149" meta:character-count="899" meta:non-whitespace-character-count="751"/>
    <meta:generator>LibreOffice/6.2.8.2$Linux_X86_64 LibreOffice_project/20$Build-2</meta:generator>
  </office:meta>
</office:document-meta>
</file>